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bbe0e" officeooo:paragraph-rsid="000bbe0e"/>
    </style:style>
    <style:style style:name="P2" style:family="paragraph" style:parent-style-name="Standard">
      <style:text-properties style:font-name="Courier New" officeooo:rsid="000bbe0e" officeooo:paragraph-rsid="000bc1cd"/>
    </style:style>
    <style:style style:name="P3" style:family="paragraph" style:parent-style-name="Standard">
      <style:text-properties style:font-name="Courier New" officeooo:rsid="000bbe0e" officeooo:paragraph-rsid="000da0c2"/>
    </style:style>
    <style:style style:name="P4" style:family="paragraph" style:parent-style-name="Standard">
      <style:text-properties style:font-name="Courier New" officeooo:rsid="000bbe0e" officeooo:paragraph-rsid="0010cde7"/>
    </style:style>
    <style:style style:name="P5" style:family="paragraph" style:parent-style-name="Standard">
      <style:text-properties style:font-name="Courier New" officeooo:rsid="000bc1cd" officeooo:paragraph-rsid="000da0c2"/>
    </style:style>
    <style:style style:name="P6" style:family="paragraph" style:parent-style-name="Standard">
      <style:text-properties style:font-name="Courier New" officeooo:rsid="000da0c2" officeooo:paragraph-rsid="000da0c2"/>
    </style:style>
    <style:style style:name="P7" style:family="paragraph" style:parent-style-name="Standard">
      <style:text-properties style:font-name="Courier New" officeooo:rsid="000fd15a" officeooo:paragraph-rsid="000fd15a"/>
    </style:style>
    <style:style style:name="P8" style:family="paragraph" style:parent-style-name="Standard">
      <style:text-properties style:font-name="Courier New" officeooo:rsid="0010f410" officeooo:paragraph-rsid="0010f410"/>
    </style:style>
    <style:style style:name="T1" style:family="text">
      <style:text-properties style:font-name="Courier New" officeooo:rsid="000bbe0e"/>
    </style:style>
    <style:style style:name="T2" style:family="text">
      <style:text-properties style:font-name="Courier New" officeooo:rsid="000bc1cd"/>
    </style:style>
    <style:style style:name="T3" style:family="text">
      <style:text-properties officeooo:rsid="000bc1cd"/>
    </style:style>
    <style:style style:name="T4" style:family="text">
      <style:text-properties officeooo:rsid="000da0c2"/>
    </style:style>
    <style:style style:name="T5" style:family="text">
      <style:text-properties officeooo:rsid="000dde1f"/>
    </style:style>
    <style:style style:name="T6" style:family="text">
      <style:text-properties officeooo:rsid="000fd1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5">V v <text:s/>^v^</text:span></text:p>
      <text:p text:style-name="P1"/>
      <text:p text:style-name="P1"/>
      <text:p text:style-name="P8">The Dead South – Honey You</text:p>
      <text:p text:style-name="P8">tabbed by --art</text:p>
      <text:p text:style-name="P8"/>
      <text:p text:style-name="P8"/>
      <text:p text:style-name="P8">Capo 2</text:p>
      <text:p text:style-name="P8"/>
      <text:p text:style-name="P8"/>
      <text:p text:style-name="P8">[Intro]</text:p>
      <text:p text:style-name="P8">C C C C <text:s/>x2</text:p>
      <text:p text:style-name="P8"/>
      <text:p text:style-name="P8"/>
      <text:p text:style-name="P8">[Verse 1]</text:p>
      <text:p text:style-name="P8">C <text:s text:c="14"/>E <text:s text:c="17"/>Am <text:s text:c="14"/>F</text:p>
      <text:p text:style-name="P8">Honey you are a rock and I am your land and we will grow.</text:p>
      <text:p text:style-name="P8">C <text:s text:c="13"/>E <text:s text:c="26"/>Am <text:s text:c="6"/>F</text:p>
      <text:p text:style-name="P8">Before the sun dries us up and turns us to sand. <text:s text:c="3"/>Oh</text:p>
      <text:p text:style-name="P8">C <text:s text:c="14"/>E <text:s text:c="18"/>Am <text:s text:c="16"/>F</text:p>
      <text:p text:style-name="P8">Do you remember when the ocean went mad and we were to blame?</text:p>
      <text:p text:style-name="P8">C <text:s text:c="10"/>E <text:s text:c="25"/>Am <text:s text:c="11"/>F</text:p>
      <text:p text:style-name="P8">And ran to another world with lives to save. <text:s text:c="8"/>Oh</text:p>
      <text:p text:style-name="P8">C <text:s text:c="4"/>E <text:s text:c="4"/>Am <text:s text:c="4"/>F</text:p>
      <text:p text:style-name="P8"><text:s text:c="4"/>a-hoh...</text:p>
      <text:p text:style-name="P8"/>
      <text:p text:style-name="P8"/>
      <text:p text:style-name="P8">[Pre Chorus]</text:p>
      <text:p text:style-name="P8">C <text:s text:c="12"/>E <text:s text:c="13"/>Am</text:p>
      <text:p text:style-name="P8">They were the ones who could fly.</text:p>
      <text:p text:style-name="P8">C <text:s text:c="3"/>E <text:s text:c="6"/>Am <text:s text:c="7"/></text:p>
      <text:p text:style-name="P8">They flew so high.</text:p>
      <text:p text:style-name="P8"/>
      <text:p text:style-name="P8"/>
      <text:p text:style-name="P8">[Chorus]</text:p>
      <text:p text:style-name="P8">C <text:s text:c="14"/>E <text:s text:c="17"/>Am <text:s text:c="11"/>F</text:p>
      <text:p text:style-name="P8">Then I looked into your eyes never understanding why.</text:p>
      <text:p text:style-name="P8">C <text:s text:c="14"/>E <text:s text:c="20"/>Am <text:s text:c="14"/>F</text:p>
      <text:p text:style-name="P8">You would never run with me while the world is turning upside down</text:p>
      <text:p text:style-name="P8">C <text:s text:c="17"/>E <text:s text:c="20"/>Am <text:s text:c="23"/>F</text:p>
      <text:p text:style-name="P8">And all around and we are watching those birds in the sky from the mountainside and</text:p>
      <text:p text:style-name="P8">C <text:s text:c="7"/>E <text:s text:c="5"/>Am <text:s text:c="5"/>F</text:p>
      <text:p text:style-name="P8">you, <text:s text:c="2"/>a-hoh <text:s/>o-hoh</text:p>
      <text:p text:style-name="P8"/>
      <text:p text:style-name="P8"/>
      <text:p text:style-name="P8">[Instrumental]</text:p>
      <text:p text:style-name="P8">C Em Am F <text:s text:c="2"/>x4</text:p>
      <text:p text:style-name="P8">(cello)</text:p>
      <text:p text:style-name="P8"><text:soft-page-break/>C Em Am F <text:s text:c="2"/>x3</text:p>
      <text:p text:style-name="P8">(banjo)</text:p>
      <text:p text:style-name="P8"/>
      <text:p text:style-name="P8"/>
      <text:p text:style-name="P8">[Verse 1]</text:p>
      <text:p text:style-name="P8">C <text:s text:c="14"/>E <text:s text:c="17"/>Am <text:s text:c="14"/>F</text:p>
      <text:p text:style-name="P8">Honey you are a rock and I am your land and we will grow.</text:p>
      <text:p text:style-name="P8">C <text:s text:c="13"/>E <text:s text:c="26"/>Am <text:s text:c="7"/>F</text:p>
      <text:p text:style-name="P8">Before the sun dries us up and turns us to sand. <text:s text:c="4"/>Oh </text:p>
      <text:p text:style-name="P8">C <text:s text:c="14"/>E <text:s text:c="18"/>Am <text:s text:c="16"/>F</text:p>
      <text:p text:style-name="P8">Do you remember when the ocean went mad and we were to blame?</text:p>
      <text:p text:style-name="P8">C <text:s text:c="10"/>E <text:s text:c="25"/>Am <text:s text:c="9"/>F</text:p>
      <text:p text:style-name="P8">And ran to another world with lives to save. <text:s text:c="6"/>Oh </text:p>
      <text:p text:style-name="P8">C <text:s text:c="4"/>E <text:s text:c="4"/>Am <text:s text:c="4"/>F</text:p>
      <text:p text:style-name="P8"><text:s text:c="4"/>a-hoh...</text:p>
      <text:p text:style-name="P8"/>
      <text:p text:style-name="P8"/>
      <text:p text:style-name="P8">[Pre Chorus]</text:p>
      <text:p text:style-name="P8">C <text:s text:c="12"/>E <text:s text:c="13"/>Am</text:p>
      <text:p text:style-name="P8">They were the ones who could fly.</text:p>
      <text:p text:style-name="P8">C <text:s text:c="3"/>E <text:s text:c="6"/>Am <text:s text:c="7"/>C <text:s text:c="3"/></text:p>
      <text:p text:style-name="P8">They flew so high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50:17.406000000</meta:creation-date>
    <dc:date>2017-01-25T14:31:36.104000000</dc:date>
    <meta:editing-duration>PT4H26M56S</meta:editing-duration>
    <meta:editing-cycles>5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52" meta:word-count="274" meta:character-count="1765" meta:non-whitespace-character-count="857"/>
  </office:meta>
</office:document-meta>
</file>